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B000002EC9D70EADC316A8D4E.png" manifest:media-type="image/png"/>
  <manifest:file-entry manifest:full-path="Pictures/1000020100000273000002CD5BD2C48D0CF345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23cm, 0cm, 1.721cm, 5.06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009cm" svg:height="2.8cm" draw:transform="rotate (-1.5707963267949) translate (7.66cm 9.76cm)">
          <draw:image xlink:href="Pictures/1000020100000273000002CD5BD2C48D0CF3454A.png" xlink:type="simple" xlink:show="embed" xlink:actuate="onLoad">
            <text:p/>
          </draw:image>
        </draw:frame>
        <draw:frame draw:style-name="gr2" draw:text-style-name="P1" draw:layer="layout" svg:width="7.93cm" svg:height="7.036cm" svg:x="2.8cm" svg:y="1.7cm">
          <draw:image xlink:href="Pictures/100002010000034B000002EC9D70EADC316A8D4E.png" xlink:type="simple" xlink:show="embed" xlink:actuate="onLoad">
            <text:p/>
          </draw:image>
        </draw:frame>
        <draw:line draw:style-name="gr3" draw:text-style-name="P1" draw:layer="layout" svg:x1="6.2cm" svg:y1="5.8cm" svg:x2="6.9cm" svg:y2="5.8cm">
          <text:p/>
        </draw:line>
        <draw:line draw:style-name="gr3" draw:text-style-name="P1" draw:layer="layout" svg:x1="6.9cm" svg:y1="5.8cm" svg:x2="6.9cm" svg:y2="9.5cm">
          <text:p/>
        </draw:line>
        <draw:line draw:style-name="gr3" draw:text-style-name="P1" draw:layer="layout" svg:x1="6.91cm" svg:y1="9.5cm" svg:x2="6.09cm" svg:y2="9.5cm">
          <text:p/>
        </draw:line>
        <draw:line draw:style-name="gr3" draw:text-style-name="P1" draw:layer="layout" svg:x1="6.1cm" svg:y1="9.8cm" svg:x2="6.1cm" svg:y2="9.5cm">
          <text:p/>
        </draw:line>
        <draw:line draw:style-name="gr3" draw:text-style-name="P1" draw:layer="layout" svg:x1="5.81cm" svg:y1="9.8cm" svg:x2="5.81cm" svg:y2="9.5cm">
          <text:p/>
        </draw:line>
        <draw:line draw:style-name="gr3" draw:text-style-name="P1" draw:layer="layout" svg:x1="5.82cm" svg:y1="9.5cm" svg:x2="4.83cm" svg:y2="9.5cm">
          <text:p/>
        </draw:line>
        <draw:line draw:style-name="gr3" draw:text-style-name="P1" draw:layer="layout" svg:x1="4.84cm" svg:y1="8.054cm" svg:x2="4.84cm" svg:y2="9.514cm">
          <text:p/>
        </draw:line>
        <draw:line draw:style-name="gr3" draw:text-style-name="P1" draw:layer="layout" svg:x1="6.2cm" svg:y1="9.79cm" svg:x2="5.7cm" svg:y2="9.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15:37:06.348173257</meta:creation-date>
    <dc:date>2019-05-10T16:25:44.562275817</dc:date>
    <meta:editing-duration>PT5M59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